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00" draw:textarea-horizontal-align="justify" draw:textarea-vertical-align="middle" draw:auto-grow-height="false" fo:min-height="2.154cm" fo:min-width="1.90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25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1.062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2.862cm" fo:min-width="2.754cm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 fo:min-height="3.15cm" fo:min-width="4.1cm"/>
    </style:style>
    <style:style style:name="gr6" style:family="graphic" style:parent-style-name="standard">
      <style:graphic-properties draw:fill-color="#ffe7fd" draw:textarea-horizontal-align="justify" draw:textarea-vertical-align="middle" draw:auto-grow-height="false" fo:min-height="3.15cm" fo:min-width="4.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 fo:min-height="2.862cm" fo:min-width="2.754cm"/>
    </style:style>
    <style:style style:name="gr9" style:family="graphic" style:parent-style-name="standard">
      <style:graphic-properties draw:textarea-horizontal-align="justify" draw:textarea-vertical-align="middle" draw:auto-grow-height="false" fo:min-height="0.571cm" fo:min-width="0.594cm"/>
    </style:style>
    <style:style style:name="gr10" style:family="graphic" style:parent-style-name="standard">
      <style:graphic-properties draw:textarea-horizontal-align="justify" draw:textarea-vertical-align="middle" draw:auto-grow-height="false" fo:min-height="0.571cm" fo:min-width="1.669cm"/>
    </style:style>
    <style:style style:name="gr11" style:family="graphic" style:parent-style-name="standard">
      <style:graphic-properties draw:fill-color="#33cc66" draw:textarea-horizontal-align="justify" draw:textarea-vertical-align="middle" draw:auto-grow-height="false" fo:min-height="2.862cm" fo:min-width="2.754cm"/>
    </style:style>
    <style:style style:name="gr12" style:family="graphic" style:parent-style-name="standard">
      <style:graphic-properties draw:fill-color="#ffcc99" draw:opacity="100%" draw:opacity-name="" draw:textarea-horizontal-align="justify" draw:textarea-vertical-align="middle" draw:auto-grow-height="false" fo:min-height="2.862cm" fo:min-width="2.754cm"/>
    </style:style>
    <style:style style:name="gr13" style:family="graphic" style:parent-style-name="standard">
      <style:graphic-properties draw:opacity="100%" draw:opacity-name="" draw:textarea-horizontal-align="justify" draw:textarea-vertical-align="middle" draw:auto-grow-height="false" fo:min-height="0.571cm" fo:min-width="0.594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55cm" fo:min-width="0.3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022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end">
        <style:tab-stops/>
      </style:paragraph-properties>
    </style:style>
    <style:style style:name="P2" style:family="paragraph">
      <loext:graphic-properties draw:fill-color="#ffff00"/>
      <style:paragraph-properties fo:text-align="end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-color="#e6e6e6"/>
      <style:paragraph-properties fo:text-align="center"/>
    </style:style>
    <style:style style:name="P6" style:family="paragraph">
      <loext:graphic-properties draw:fill-color="#ffe7fd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end">
        <style:tab-stops/>
      </style:paragraph-properties>
      <style:text-properties style:font-size-asian="18pt"/>
    </style:style>
    <style:style style:name="P9" style:family="paragraph">
      <loext:graphic-properties draw:fill-color="#ffff00"/>
      <style:paragraph-properties fo:text-align="end">
        <style:tab-stops/>
      </style:paragraph-properties>
      <style:text-properties style:font-size-asian="18pt"/>
    </style:style>
    <style:style style:name="P10" style:family="paragraph">
      <style:paragraph-properties fo:text-align="center"/>
      <style:text-properties style:font-size-asian="18pt"/>
    </style:style>
    <style:style style:name="P11" style:family="paragraph">
      <loext:graphic-properties draw:fill-color="#cfe7f5"/>
      <style:paragraph-properties fo:text-align="center"/>
      <style:text-properties style:font-size-asian="18pt"/>
    </style:style>
    <style:style style:name="P12" style:family="paragraph">
      <loext:graphic-properties draw:fill-color="#ffe7fd"/>
      <style:paragraph-properties fo:text-align="center"/>
      <style:text-properties style:font-size-asian="18pt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loext:graphic-properties draw:fill-color="#ffcc99"/>
      <style:paragraph-properties fo:text-align="center"/>
    </style:style>
    <style:style style:name="P15" style:family="paragraph">
      <loext:graphic-properties draw:fill-color="#33cc66"/>
      <style:paragraph-properties fo:text-align="center"/>
    </style:style>
    <style:style style:name="P16" style:family="paragraph">
      <loext:graphic-properties draw:fill-color="#ffcc99" draw:opacity="100%"/>
      <style:paragraph-properties fo:text-align="center"/>
    </style:style>
    <style:style style:name="P17" style:family="paragraph">
      <loext:graphic-properties draw:opacity="100%"/>
      <style:paragraph-properties fo:text-align="center"/>
    </style:style>
    <style:style style:name="P18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2" draw:layer="layout" svg:width="3.4cm" svg:height="3.4cm" svg:x="1.2cm" svg:y="5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2cm" svg:height="2cm" svg:x="5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2cm" svg:x="12.3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2cm" svg:x="19.7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6cm" svg:height="4.4cm" svg:x="14.6cm" svg:y="5cm">
          <text:p text:style-name="P3">テスト対象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6cm" svg:height="3.4cm" svg:x="7.4cm" svg:y="5.6cm">
          <text:p text:style-name="P3">テストドライバー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6cm" svg:height="3.4cm" svg:x="22.2cm" svg:y="5.6cm">
          <text:p text:style-name="P3">スタブ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1" draw:text-style-name="P2" draw:layer="layout" svg:width="3.4cm" svg:height="3.4cm" svg:x="1.2cm" svg:y="5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2cm" svg:height="2cm" svg:x="5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2cm" svg:x="12.3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6cm" svg:height="4.4cm" svg:x="14.6cm" svg:y="5cm">
          <text:p text:style-name="P3">テスト対象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6cm" svg:height="3.4cm" svg:x="7.4cm" svg:y="5.6cm">
          <text:p text:style-name="P3">テストドライバー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custom-shape draw:style-name="gr1" draw:text-style-name="P9" draw:layer="layout" svg:width="3.4cm" svg:height="3.4cm" svg:x="8.2cm" svg:y="5.6cm">
          <text:p text:style-name="P8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2cm" svg:height="2cm" svg:x="12.3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2cm" svg:x="19.7cm" svg:y="6.25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1" draw:layer="layout" svg:width="4.6cm" svg:height="4.4cm" svg:x="14.6cm" svg:y="5cm">
          <text:p text:style-name="P10">テスト対象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4.6cm" svg:height="3.4cm" svg:x="22.2cm" svg:y="5.6cm">
          <text:p text:style-name="P10">スタブ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custom-shape draw:style-name="gr4" draw:text-style-name="P4" draw:layer="layout" svg:width="4.6cm" svg:height="4.4cm" svg:x="13.6cm" svg:y="3.1cm">
          <text:p text:style-name="P3">テスト対象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4.6cm" svg:height="4.4cm" svg:x="13.4cm" svg:y="11cm">
          <text:p text:style-name="P3">未テスト<text:line-break/>コンポーネント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4" draw:layer="layout" svg:width="4.6cm" svg:height="4.4cm" svg:x="20.8cm" svg:y="3.1cm">
          <text:p text:style-name="P3">未テスト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4.6cm" svg:height="4.4cm" svg:x="20.6cm" svg:y="10.6cm">
          <text:p text:style-name="P3">未テスト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4.6cm" svg:height="4.4cm" svg:x="6.8cm" svg:y="3.1cm">
          <text:p text:style-name="P3">未テスト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5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2.777cm" svg:height="2cm" draw:transform="rotate (-0.680678408277789) translate (18.742cm 7.6cm)">
          <text:p/>
          <draw:enhanced-geometry svg:viewBox="0 0 21600 21600" draw:text-areas="0 ?f0 ?f5 ?f2" draw:mirror-vertical="false" draw:mirror-horizontal="false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12.2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custom-shape draw:style-name="gr4" draw:text-style-name="P4" draw:layer="layout" svg:width="4.6cm" svg:height="4.4cm" svg:x="13.6cm" svg:y="3.1cm">
          <text:p text:style-name="P3">テスト対象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4.6cm" svg:height="4.4cm" svg:x="13.4cm" svg:y="11cm">
          <text:p text:style-name="P3">未テスト<text:line-break/>コンポーネント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5" draw:layer="layout" svg:width="4.6cm" svg:height="4.4cm" svg:x="20.8cm" svg:y="3.1cm">
          <text:p text:style-name="P3">テスト済み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4.6cm" svg:height="4.4cm" svg:x="20.6cm" svg:y="10.6cm">
          <text:p text:style-name="P3">テスト済み<text:line-break/>コンポーネント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5" draw:layer="layout" svg:width="4.6cm" svg:height="4.4cm" svg:x="6.8cm" svg:y="3.1cm">
          <text:p text:style-name="P3">テスト済み<text:line-break/>コンポーネン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5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2.777cm" svg:height="2cm" draw:transform="rotate (-0.680678408277789) translate (18.742cm 7.6cm)">
          <text:p/>
          <draw:enhanced-geometry svg:viewBox="0 0 21600 21600" draw:text-areas="0 ?f0 ?f5 ?f2" draw:mirror-vertical="false" draw:mirror-horizontal="false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12.2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draw:custom-shape draw:style-name="gr8" draw:text-style-name="P14" draw:layer="layout" svg:width="4.6cm" svg:height="4.4cm" svg:x="13.6cm" svg:y="3.1cm">
          <text:p text:style-name="P3">未テスト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6cm" svg:height="4.4cm" svg:x="21cm" svg:y="3.1cm">
          <text:p text:style-name="P3">テスト対象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4.6cm" svg:height="4.4cm" svg:x="6.8cm" svg:y="3.1cm">
          <text:p text:style-name="P3">未テスト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21.6cm" svg:y="15.2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draw:transform="rotate (1.5707963267949) translate (22.3cm 14.8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21cm" svg:y="9.6cm">
          <text:p text:style-name="P3">テストドライバー<text:line-break/>C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22.3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draw:custom-shape draw:style-name="gr4" draw:text-style-name="P4" draw:layer="layout" svg:width="4.6cm" svg:height="4.4cm" svg:x="13.6cm" svg:y="3.1cm">
          <text:p text:style-name="P3">テスト対象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4.6cm" svg:height="4.4cm" svg:x="21cm" svg:y="3.1cm">
          <text:p text:style-name="P3">テスト済み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4.6cm" svg:height="4.4cm" svg:x="6.8cm" svg:y="3.1cm">
          <text:p text:style-name="P3">未テスト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21cm" svg:y="9.6cm">
          <text:p text:style-name="P3">テストドライバー<text:line-break/>C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22.3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3.4cm" svg:height="3.4cm" svg:x="14.2cm" svg:y="15.2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draw:transform="rotate (1.5707963267949) translate (14.9cm 14.8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13.6cm" svg:y="9.6cm">
          <text:p text:style-name="P3">テストドライバー<text:line-break/>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14.9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custom-shape draw:style-name="gr11" draw:text-style-name="P15" draw:layer="layout" svg:width="4.6cm" svg:height="4.4cm" svg:x="13.6cm" svg:y="3.1cm">
          <text:p text:style-name="P3">テスト済み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4.6cm" svg:height="4.4cm" svg:x="21cm" svg:y="3.1cm">
          <text:p text:style-name="P3">テスト済み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6cm" svg:height="4.4cm" svg:x="6.8cm" svg:y="3.1cm">
          <text:p text:style-name="P3">テスト対象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21cm" svg:y="9.6cm">
          <text:p text:style-name="P3">テストドライバー<text:line-break/>C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22.3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13.6cm" svg:y="9.6cm">
          <text:p text:style-name="P3">テストドライバー<text:line-break/>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14.9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3.4cm" svg:height="3.4cm" svg:x="7.4cm" svg:y="15.2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draw:transform="rotate (1.5707963267949) translate (8.1cm 14.8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6.8cm" svg:y="9.6cm">
          <text:p text:style-name="P3">テストドライバー<text:line-break/>A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8.1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draw:custom-shape draw:style-name="gr11" draw:text-style-name="P15" draw:layer="layout" svg:width="4.6cm" svg:height="4.4cm" svg:x="13.6cm" svg:y="3.1cm">
          <text:p text:style-name="P3">テスト済み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4.6cm" svg:height="4.4cm" svg:x="21cm" svg:y="3.1cm">
          <text:p text:style-name="P3">テスト済み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4.6cm" svg:height="4.4cm" svg:x="6.8cm" svg:y="3.1cm">
          <text:p text:style-name="P3">テスト済み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21cm" svg:y="9.6cm">
          <text:p text:style-name="P3">テストドライバー<text:line-break/>C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22.3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13.6cm" svg:y="9.6cm">
          <text:p text:style-name="P3">テストドライバー<text:line-break/>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14.9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6cm" svg:height="3.4cm" svg:x="6.8cm" svg:y="9.6cm">
          <text:p text:style-name="P3">テストドライバー<text:line-break/>A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1.5707963267949) translate (8.1cm 9.2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draw:custom-shape draw:style-name="gr12" draw:text-style-name="P16" draw:layer="layout" svg:width="4.6cm" svg:height="4.4cm" svg:x="13.6cm" svg:y="3.2cm">
          <text:p text:style-name="P3">未テスト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4.6cm" svg:height="4.4cm" svg:x="21cm" svg:y="3.2cm">
          <text:p text:style-name="P3">未テスト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6cm" svg:height="4.4cm" svg:x="6.8cm" svg:y="3.1cm">
          <text:p text:style-name="P3">テスト対象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.2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draw:layer="layout" svg:width="1.4cm" svg:height="2cm" svg:x="18.8cm" svg:y="4.4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5.1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6cm" svg:height="3.4cm" svg:x="13.8cm" svg:y="8.7cm">
          <text:p text:style-name="P3">スタブ<text:line-break/>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-0.750491578357561) translate (12.87cm 6.293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1.6cm" svg:height="1.6cm" draw:transform="rotate (-0.71122167018769) translate (12.444cm 4.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71.8925671455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2cm" svg:height="0.2cm" svg:x="15.4cm" svg:y="1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draw:custom-shape draw:style-name="gr4" draw:text-style-name="P4" draw:layer="layout" svg:width="4.6cm" svg:height="4.4cm" svg:x="13.6cm" svg:y="3.1cm">
          <text:p text:style-name="P3">テスト対象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4.6cm" svg:height="4.4cm" svg:x="21cm" svg:y="3.1cm">
          <text:p text:style-name="P3">未テスト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4.6cm" svg:height="4.4cm" svg:x="6.8cm" svg:y="3.1cm">
          <text:p text:style-name="P3">テスト済み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.2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draw:transform="rotate (-0.785398163397449) translate (19.812cm 6.498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5.1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6cm" svg:height="3.4cm" svg:x="21.3cm" svg:y="8.6cm">
          <text:p text:style-name="P3">スタブ<text:line-break/>C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svg:x="18.8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8" draw:layer="layout" svg:width="1.6cm" svg:height="1.6cm" draw:transform="rotate (-0.71122167018769) translate (19.388cm 4.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71.8925671455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6cm" svg:height="3.4cm" svg:x="14.001cm" svg:y="8.701cm">
          <text:p text:style-name="P3">スタブ<text:line-break/>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-0.750491578357561) translate (13.071cm 6.294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8" draw:layer="layout" svg:width="1.6cm" svg:height="1.6cm" draw:transform="rotate (-0.71122167018769) translate (12.888cm 6.40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71.8925671455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>
        <draw:custom-shape draw:style-name="gr11" draw:text-style-name="P15" draw:layer="layout" svg:width="4.6cm" svg:height="4.4cm" svg:x="13.6cm" svg:y="3.1cm">
          <text:p text:style-name="P3">テスト済み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6cm" svg:height="4.4cm" svg:x="21cm" svg:y="3.1cm">
          <text:p text:style-name="P3">テスト対象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4.6cm" svg:height="4.4cm" svg:x="6.8cm" svg:y="3.1cm">
          <text:p text:style-name="P3">テスト済み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.2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5.1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draw:transform="rotate (-0.785398163397449) translate (20.014cm 6.499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6cm" svg:height="3.4cm" svg:x="21.502cm" svg:y="8.601cm">
          <text:p text:style-name="P3">スタブ<text:line-break/>C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6cm" svg:height="3.4cm" svg:x="14.203cm" svg:y="8.702cm">
          <text:p text:style-name="P3">スタブ<text:line-break/>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cm" svg:height="2cm" draw:transform="rotate (-0.750491578357561) translate (13.273cm 6.295cm)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8" draw:layer="layout" svg:width="1.6cm" svg:height="1.6cm" draw:transform="rotate (-0.71122167018769) translate (13.09cm 6.40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71.8925671455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1.6cm" svg:height="1.6cm" draw:transform="rotate (-0.71122167018769) translate (19.69cm 6.40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71.8925671455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draw:custom-shape draw:style-name="gr11" draw:text-style-name="P15" draw:layer="layout" svg:width="4.6cm" svg:height="4.4cm" svg:x="13.6cm" svg:y="3.1cm">
          <text:p text:style-name="P3">テスト済み<text:line-break/>コンポーネント<text:line-break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4.6cm" svg:height="4.4cm" svg:x="21cm" svg:y="3.1cm">
          <text:p text:style-name="P3">テスト済み<text:line-break/>コンポーネント<text:line-break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4.6cm" svg:height="4.4cm" svg:x="6.8cm" svg:y="3.1cm">
          <text:p text:style-name="P3">テスト済み<text:line-break/>コンポーネント<text:line-break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cm" svg:height="3.4cm" svg:x="1.2cm" svg:y="3.6cm">
          <text:p text:style-name="P1">テスター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1.4cm" svg:height="2cm" svg:x="12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18.8cm" svg:y="4.3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4cm" svg:height="2cm" svg:x="5.101cm" svg:y="4.301cm">
          <text:p/>
          <draw:enhanced-geometry svg:viewBox="0 0 21600 21600" draw:text-areas="0 ?f0 ?f5 ?f2" draw:type="right-arrow" draw:modifiers="10071.3643178411 6368.8155922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5:31:03.090993659</meta:creation-date>
    <dc:date>2016-09-02T16:16:16.411654267</dc:date>
    <meta:editing-duration>PT14M16S</meta:editing-duration>
    <meta:editing-cycles>5</meta:editing-cycles>
    <meta:generator>LibreOffice/5.1.4.2$Linux_X86_64 LibreOffice_project/10m0$Build-2</meta:generator>
    <meta:document-statistic meta:object-count="174"/>
  </office:meta>
</office:document-meta>
</file>